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fo:min-height="0.893cm" fo:min-width="2.673cm"/>
    </style:style>
    <style:style style:name="gr2" style:family="graphic" style:parent-style-name="objectwithoutfill">
      <style:graphic-properties draw:stroke="dash" draw:stroke-dash="Fine_20_Dotted" draw:marker-start="" draw:marker-end="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707cm"/>
    </style:style>
    <style:style style:name="gr5" style:family="graphic" style:parent-style-name="objectwithoutfill">
      <style:graphic-properties draw:stroke="solid" draw:stroke-dash="Fine_20_Dashed_20__28_var_29_" draw:marker-start="" draw:marker-end="Arrow" draw:marker-end-width="0.3cm" draw:fill="none" draw:textarea-vertical-align="middle"/>
    </style:style>
    <style:style style:name="gr6" style:family="graphic" style:parent-style-name="standard">
      <style:graphic-properties fo:min-height="0.893cm" fo:min-width="5.709cm"/>
    </style:style>
    <style:style style:name="gr7" style:family="graphic" style:parent-style-name="standard">
      <style:graphic-properties fo:min-height="0.893cm" fo:min-width="3.558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35cm" svg:height="1.143cm" svg:x="1.397cm" svg:y="6.985cm">
          <text:p text:style-name="P1"><text:span text:style-name="T1"><text:s text:c="11"/></text:span><text:span text:style-name="T1">Open vSwitch <text:s text:c="13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937cm" svg:y1="10.287cm" svg:x2="5.08cm" svg:y2="10.287cm" draw:start-shape="id1" draw:start-glue-point="5" draw:end-shape="id2" draw:end-glue-point="7" svg:d="m7937 10287h-2857" svg:viewBox="0 0 2858 1">
          <text:p/>
        </draw:connector>
        <draw:connector draw:style-name="gr3" draw:text-style-name="P1" draw:layer="layout" draw:type="line" svg:x1="5.08cm" svg:y1="4.084cm" svg:x2="5.083cm" svg:y2="2.476cm" svg:d="m5080 4084 3-1608" svg:viewBox="0 0 4 1609">
          <text:p/>
        </draw:connector>
        <draw:custom-shape draw:style-name="gr1" draw:text-style-name="P1" draw:layer="layout" svg:width="4.058cm" svg:height="1.143cm" svg:x="4.191cm" svg:y="1.333cm">
          <text:p text:style-name="P1"><text:span text:style-name="T1">Tun 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1.651cm" svg:height="1.068cm" svg:x="4cm" svg:y="2.667cm">
          <draw:text-box>
            <text:p><text:span text:style-name="T2">(1)</text:span></text:p>
          </draw:text-box>
        </draw:frame>
        <draw:connector draw:style-name="gr5" draw:text-style-name="P1" draw:layer="layout" draw:type="line" svg:x1="7.617cm" svg:y1="4.084cm" svg:x2="7.62cm" svg:y2="2.476cm" svg:d="m7617 4084 3-1608" svg:viewBox="0 0 4 1609">
          <text:p/>
        </draw:connector>
        <draw:custom-shape draw:style-name="gr6" draw:text-style-name="P1" draw:layer="layout" svg:width="6.209cm" svg:height="1.143cm" svg:x="3.092cm" svg:y="4.138cm">
          <text:p text:style-name="P1"><text:span text:style-name="T1">Policy manag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xml:id="id2" draw:id="id2" draw:layer="layout" svg:width="4.058cm" svg:height="1.143cm" svg:x="1.022cm" svg:y="9.715cm">
          <text:p text:style-name="P1"><text:span text:style-name="T1">Process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" draw:id="id1" draw:layer="layout" svg:width="4.058cm" svg:height="1.143cm" svg:x="7.937cm" svg:y="9.715cm">
          <text:p text:style-name="P1"><text:span text:style-name="T1">Process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5.08cm" svg:y1="6.921cm" svg:x2="5.083cm" svg:y2="5.313cm" svg:d="m5080 6921 3-1608" svg:viewBox="0 0 4 1609">
          <text:p/>
        </draw:connector>
        <draw:connector draw:style-name="gr5" draw:text-style-name="P1" draw:layer="layout" draw:type="line" svg:x1="7.617cm" svg:y1="6.921cm" svg:x2="7.62cm" svg:y2="5.313cm" svg:d="m7617 6921 3-1608" svg:viewBox="0 0 4 1609">
          <text:p/>
        </draw:connector>
        <draw:connector draw:style-name="gr3" draw:text-style-name="P1" draw:layer="layout" draw:type="line" svg:x1="1.968cm" svg:y1="9.736cm" svg:x2="1.971cm" svg:y2="8.128cm" svg:d="m1968 9736 3-1608" svg:viewBox="0 0 4 1609">
          <text:p/>
        </draw:connector>
        <draw:connector draw:style-name="gr5" draw:text-style-name="P1" draw:layer="layout" draw:type="line" svg:x1="4.505cm" svg:y1="9.736cm" svg:x2="4.508cm" svg:y2="8.128cm" svg:d="m4505 9736 3-1608" svg:viewBox="0 0 4 1609">
          <text:p/>
        </draw:connector>
        <draw:connector draw:style-name="gr3" draw:text-style-name="P1" draw:layer="layout" draw:type="line" svg:x1="8.445cm" svg:y1="9.715cm" svg:x2="8.448cm" svg:y2="8.107cm" svg:d="m8445 9715 3-1608" svg:viewBox="0 0 4 1609">
          <text:p/>
        </draw:connector>
        <draw:connector draw:style-name="gr5" draw:text-style-name="P1" draw:layer="layout" draw:type="line" svg:x1="10.982cm" svg:y1="9.715cm" svg:x2="10.985cm" svg:y2="8.107cm" svg:d="m10982 9715 3-1608" svg:viewBox="0 0 4 1609">
          <text:p/>
        </draw:connector>
        <draw:frame draw:style-name="gr4" draw:text-style-name="P2" draw:layer="layout" svg:width="1.651cm" svg:height="1.068cm" svg:x="3.874cm" svg:y="5.409cm">
          <draw:text-box>
            <text:p><text:span text:style-name="T2">(2)</text:span></text:p>
          </draw:text-box>
        </draw:frame>
        <draw:frame draw:style-name="gr4" draw:text-style-name="P2" draw:layer="layout" svg:width="1.651cm" svg:height="1.068cm" svg:x="0.825cm" svg:y="8.457cm">
          <draw:text-box>
            <text:p><text:span text:style-name="T2">(3)</text:span></text:p>
          </draw:text-box>
        </draw:frame>
        <draw:frame draw:style-name="gr4" draw:text-style-name="P2" draw:layer="layout" svg:width="1.651cm" svg:height="1.068cm" svg:x="3.302cm" svg:y="8.445cm">
          <draw:text-box>
            <text:p><text:span text:style-name="T2">(4)</text:span></text:p>
          </draw:text-box>
        </draw:frame>
        <draw:frame draw:style-name="gr4" draw:text-style-name="P2" draw:layer="layout" svg:width="1.651cm" svg:height="1.068cm" svg:x="7.175cm" svg:y="8.457cm">
          <draw:text-box>
            <text:p><text:span text:style-name="T2">(5)</text:span></text:p>
          </draw:text-box>
        </draw:frame>
        <draw:frame draw:style-name="gr4" draw:text-style-name="P2" draw:layer="layout" svg:width="1.651cm" svg:height="1.068cm" svg:x="9.842cm" svg:y="8.509cm">
          <draw:text-box>
            <text:p><text:span text:style-name="T2">(6)</text:span></text:p>
          </draw:text-box>
        </draw:frame>
        <draw:frame draw:style-name="gr4" draw:text-style-name="P2" draw:layer="layout" svg:width="1.651cm" svg:height="1.068cm" svg:x="7.493cm" svg:y="5.397cm">
          <draw:text-box>
            <text:p><text:span text:style-name="T2">(7)</text:span></text:p>
          </draw:text-box>
        </draw:frame>
        <draw:frame draw:style-name="gr4" draw:text-style-name="P2" draw:layer="layout" svg:width="1.651cm" svg:height="1.068cm" svg:x="7.62cm" svg:y="2.667cm">
          <draw:text-box>
            <text:p><text:span text:style-name="T2">(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305cm" draw:marker-start-center="false" draw:marker-end-width="0.30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12.903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Rao</meta:initial-creator>
    <meta:creation-date>2013-05-22T10:37:38</meta:creation-date>
    <dc:date>2013-05-29T17:26:05.73</dc:date>
    <meta:editing-duration>PT2H13S</meta:editing-duration>
    <meta:editing-cycles>29</meta:editing-cycles>
    <meta:generator>LibreOffice/4.0.2.2$Windows_x86 LibreOffice_project/4c82dcdd6efcd48b1d8bba66bfe1989deee49c3</meta:generator>
    <meta:document-statistic meta:object-count="22"/>
  </office:meta>
</office:document-meta>
</file>